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707" officeooo:paragraph-rsid="001c0707"/>
    </style:style>
    <style:style style:name="P2" style:family="paragraph" style:parent-style-name="Standard" style:list-style-name="L2">
      <style:text-properties officeooo:rsid="001c0707" officeooo:paragraph-rsid="001c0707"/>
    </style:style>
    <style:style style:name="T1" style:family="text">
      <style:text-properties officeooo:rsid="001f8f1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list to finish paper</text:p>
      <text:p text:style-name="P1"/>
      <text:list xml:id="list143623920" text:style-name="L2">
        <text:list-item>
          <text:p text:style-name="P2">Write up robustness check when costs are transfers</text:p>
        </text:list-item>
        <text:list-item>
          <text:p text:style-name="P2">Go over robustness analysis in general</text:p>
        </text:list-item>
        <text:list-item>
          <text:p text:style-name="P2">Think about paragraph offering heuristic interpretation of identification</text:p>
        </text:list-item>
        <text:list-item>
          <text:p text:style-name="P2">Rewrite conclusion</text:p>
        </text:list-item>
        <text:list-item>
          <text:p text:style-name="P2">Look over policy analysis, in particular the joint policy analys<text:span text:style-name="T1">is</text:span>; discuss implementation</text:p>
        </text:list-item>
        <text:list-item>
          <text:p text:style-name="P2">Go over introduction – consider adding more references to literature on the relationship between R&amp;D and innovation, <text:span text:style-name="T1">and also add some stuff about the policy debate and the question of low-wage workers and how that differs from your ca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0:55:12.721497662</meta:creation-date>
    <dc:date>2020-10-25T22:11:46.967333980</dc:date>
    <meta:editing-duration>PT1H16M3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7" meta:word-count="86" meta:character-count="544" meta:non-whitespace-character-count="470"/>
  </office:meta>
</office:document-meta>
</file>